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BFT-1925</text:p>
          </table:table-cell>
          <table:table-cell office:value-type="string" calcext:value-type="string">
            <text:p>2025-11-24 18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8056" calcext:value-type="float">
            <text:p>4.25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925</text:p>
          </table:table-cell>
          <table:table-cell office:value-type="string" calcext:value-type="string">
            <text:p>2021-11-21 21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888" calcext:value-type="float">
            <text:p>3.6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925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925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925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2208" calcext:value-type="float">
            <text:p>4.7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925</text:p>
          </table:table-cell>
          <table:table-cell office:value-type="string" calcext:value-type="string">
            <text:p>201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6344" calcext:value-type="float">
            <text:p>4.2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78" meta:object-count="0"/>
    <meta:user-defined meta:name="AppVersion">3.0</meta:user-defined>
  </office:meta>
</office:document-meta>
</file>